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58a40" officeooo:paragraph-rsid="00058a40"/>
    </style:style>
    <style:style style:name="P2" style:family="paragraph" style:parent-style-name="Standard">
      <style:paragraph-properties fo:margin-left="13.757cm" fo:margin-right="0cm" fo:text-indent="0cm" style:auto-text-indent="false"/>
      <style:text-properties officeooo:rsid="00058a40" officeooo:paragraph-rsid="00058a40"/>
    </style:style>
    <style:style style:name="P3" style:family="paragraph" style:parent-style-name="Standard">
      <style:paragraph-properties fo:margin-left="13.757cm" fo:margin-right="0cm" fo:text-indent="0cm" style:auto-text-indent="false"/>
    </style:style>
    <style:style style:name="P4" style:family="paragraph" style:parent-style-name="Standard">
      <style:text-properties officeooo:paragraph-rsid="00058a40"/>
    </style:style>
    <style:style style:name="P5" style:family="paragraph" style:parent-style-name="Standard">
      <style:text-properties fo:font-size="18pt" fo:font-weight="bold" officeooo:rsid="00058a40" officeooo:paragraph-rsid="00058a40" style:font-size-asian="18pt" style:font-weight-asian="bold" style:font-size-complex="18pt" style:font-weight-complex="bold"/>
    </style:style>
    <style:style style:name="P6" style:family="paragraph" style:parent-style-name="Standard">
      <style:text-properties fo:font-size="16pt" fo:font-weight="bold" officeooo:rsid="00058a40" officeooo:paragraph-rsid="00058a40" style:font-size-asian="16pt" style:font-weight-asian="bold" style:font-size-complex="16pt" style:font-weight-complex="bold"/>
    </style:style>
    <style:style style:name="P7" style:family="paragraph" style:parent-style-name="Standard">
      <style:text-properties fo:font-size="16pt" officeooo:rsid="00058a40" officeooo:paragraph-rsid="00058a40" style:font-size-asian="14pt" style:font-size-complex="16pt"/>
    </style:style>
    <style:style style:name="P8" style:family="paragraph" style:parent-style-name="Standard">
      <style:text-properties fo:font-size="14pt" officeooo:rsid="00058a40" officeooo:paragraph-rsid="00058a40" style:font-size-asian="14pt" style:font-size-complex="14pt"/>
    </style:style>
    <style:style style:name="P9" style:family="paragraph" style:parent-style-name="Standard">
      <style:text-properties officeooo:rsid="00058a40" officeooo:paragraph-rsid="00058a40"/>
    </style:style>
    <style:style style:name="P10" style:family="paragraph" style:parent-style-name="Standard">
      <style:text-properties officeooo:rsid="00058a40" officeooo:paragraph-rsid="000e8244"/>
    </style:style>
    <style:style style:name="P11" style:family="paragraph" style:parent-style-name="Standard">
      <style:text-properties fo:font-weight="bold" officeooo:rsid="00058a40" officeooo:paragraph-rsid="00058a40" style:font-weight-asian="bold" style:font-weight-complex="bold"/>
    </style:style>
    <style:style style:name="P12" style:family="paragraph" style:parent-style-name="Standard">
      <style:text-properties fo:font-size="18pt" fo:font-weight="bold" officeooo:rsid="00058a40" officeooo:paragraph-rsid="00058a40" style:font-size-asian="18pt" style:font-weight-asian="bold" style:font-size-complex="18pt" style:font-weight-complex="bold"/>
    </style:style>
    <style:style style:name="P13" style:family="paragraph" style:parent-style-name="Standard">
      <style:text-properties fo:font-size="16pt" officeooo:rsid="00058a40" officeooo:paragraph-rsid="00058a40" style:font-size-asian="16pt" style:font-size-complex="16pt"/>
    </style:style>
    <style:style style:name="P14" style:family="paragraph" style:parent-style-name="Standard">
      <style:text-properties fo:font-size="16pt" officeooo:rsid="0009e743" officeooo:paragraph-rsid="0009e743" style:font-size-asian="16pt" style:font-size-complex="16pt"/>
    </style:style>
    <style:style style:name="P15" style:family="paragraph" style:parent-style-name="Standard">
      <style:text-properties fo:font-size="16pt" officeooo:rsid="000b7d47" officeooo:paragraph-rsid="000b7d47" style:font-size-asian="16pt" style:font-size-complex="16pt"/>
    </style:style>
    <style:style style:name="P16" style:family="paragraph" style:parent-style-name="Standard">
      <style:text-properties fo:font-size="16pt" officeooo:rsid="000d469a" officeooo:paragraph-rsid="000d469a" style:font-size-asian="16pt" style:font-size-complex="16pt"/>
    </style:style>
    <style:style style:name="P17" style:family="paragraph" style:parent-style-name="Standard">
      <style:text-properties fo:font-size="16pt" officeooo:rsid="000e8244" officeooo:paragraph-rsid="000e8244" style:font-size-asian="16pt" style:font-size-complex="16pt"/>
    </style:style>
    <style:style style:name="P18" style:family="paragraph" style:parent-style-name="Standard">
      <style:text-properties fo:font-size="16pt" officeooo:rsid="000f52e2" officeooo:paragraph-rsid="000f52e2" style:font-size-asian="16pt" style:font-size-complex="16pt"/>
    </style:style>
    <style:style style:name="P19" style:family="paragraph" style:parent-style-name="Standard">
      <style:text-properties fo:font-size="16pt" officeooo:rsid="001146b9" officeooo:paragraph-rsid="001146b9" style:font-size-asian="16pt" style:font-size-complex="16pt"/>
    </style:style>
    <style:style style:name="P20" style:family="paragraph" style:parent-style-name="Standard">
      <style:text-properties fo:font-size="16pt" officeooo:rsid="0011fd6d" officeooo:paragraph-rsid="0011fd6d" style:font-size-asian="16pt" style:font-size-complex="16pt"/>
    </style:style>
    <style:style style:name="P21" style:family="paragraph" style:parent-style-name="Standard">
      <style:text-properties fo:font-size="16pt" fo:font-weight="bold" officeooo:rsid="00058a40" officeooo:paragraph-rsid="00058a40" style:font-size-asian="16pt" style:font-weight-asian="bold" style:font-size-complex="16pt" style:font-weight-complex="bold"/>
    </style:style>
    <style:style style:name="P22" style:family="paragraph" style:parent-style-name="Standard">
      <style:text-properties fo:font-size="16pt" fo:font-weight="normal" officeooo:rsid="0011fd6d" officeooo:paragraph-rsid="0011fd6d" style:font-size-asian="16pt" style:font-weight-asian="normal" style:font-size-complex="16pt" style:font-weight-complex="normal"/>
    </style:style>
    <style:style style:name="P23" style:family="paragraph" style:parent-style-name="Standard">
      <style:text-properties fo:font-size="14pt" fo:font-weight="normal" officeooo:rsid="0006eee3" officeooo:paragraph-rsid="0006eee3" style:font-size-asian="14pt" style:font-weight-asian="normal" style:font-size-complex="14pt" style:font-weight-complex="normal"/>
    </style:style>
    <style:style style:name="P24" style:family="paragraph" style:parent-style-name="Standard">
      <style:text-properties fo:font-size="14pt" officeooo:rsid="0007c717" officeooo:paragraph-rsid="0007c717" style:font-size-asian="14pt" style:font-size-complex="14pt"/>
    </style:style>
    <style:style style:name="T1" style:family="text">
      <style:text-properties officeooo:rsid="00058c59"/>
    </style:style>
    <style:style style:name="T2" style:family="text">
      <style:text-properties fo:font-weight="bold" style:font-weight-asian="bold" style:font-weight-complex="bold"/>
    </style:style>
    <style:style style:name="T3" style:family="text">
      <style:text-properties officeooo:rsid="0007c717"/>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8pt" fo:font-weight="bold" officeooo:rsid="0006eee3" style:font-size-asian="18pt" style:font-weight-asian="bold" style:font-size-complex="18pt" style:font-weight-complex="bold"/>
    </style:style>
    <style:style style:name="T6" style:family="text">
      <style:text-properties officeooo:rsid="000b7d47"/>
    </style:style>
    <style:style style:name="T7" style:family="text">
      <style:text-properties officeooo:rsid="000d469a"/>
    </style:style>
    <style:style style:name="T8" style:family="text">
      <style:text-properties officeooo:rsid="000e8244"/>
    </style:style>
    <style:style style:name="T9" style:family="text">
      <style:text-properties officeooo:rsid="000f52e2"/>
    </style:style>
    <style:style style:name="T10" style:family="text">
      <style:text-properties officeooo:rsid="00137309"/>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h text:style-name="Heading_20_2" text:outline-level="2"><text:bookmark text:name="yui_3_17_2_1_1726591960385_25"/>Planificación de interfaces gráficas - Servicios y Diseño</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2">David Luis Mora</text:p>
      <text:p text:style-name="P2">2 - DAM - DOR</text:p>
      <text:p text:style-name="P2"/>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Evuk.co</text:p>
      <text:p text:style-name="P1"/>
      <text:p text:style-name="P6"><text:s/>¿Qué producto o servicio ofrecen?</text:p>
      <text:p text:style-name="P1"/>
      <text:p text:style-name="P8">Dar noticias del mundo automovilístico</text:p>
      <text:p text:style-name="P1"/>
      <text:p text:style-name="P1"/>
      <text:p text:style-name="P6">¿Tienen un buen diseño?</text:p>
      <text:p text:style-name="P1"/>
      <text:p text:style-name="P8">No porque en <text:span text:style-name="T1">la </text:span><text:s/>estructura no queda claro para el usuario como esta puesta la información, dar confusión al navegar en la pagina, ademas como esta hech<text:span text:style-name="T1">o la pagina </text:span><text:s/>no es armónico con <text:span text:style-name="T1">los colores y el fondo de la pagina. Ademas de la selección de colores de los enlaces y los títulos. Aparte hay enlaces que no funcionan o te llevan <text:s/>a otro sitio que no tiene nada que ver con la pagina, el tamaño de la imágenes y donde están colocados no siguen un orden, ademas no mantiene una separación las letras con las imágenes o con los demás elementos. Es un caos para el usuario poder navegar por la pagina. </text:span><text:span text:style-name="T3">Ademas no es responsive para poder usarlo con dispositivo móviles</text:span></text:p>
      <text:p text:style-name="P8"/>
      <text:p text:style-name="P1"/>
      <text:p text:style-name="P1"><text:span text:style-name="T2">Enlace de la pagina:</text:span> <text:s/><text:a xlink:type="simple" xlink:href="http://evuk.co.uk/" text:style-name="Internet_20_link" text:visited-style-name="Visited_20_Internet_20_Link">http://evuk.co.uk/</text:a></text:p>
      <text:p text:style-name="P1"/>
      <text:p text:style-name="P1"/>
      <text:p text:style-name="P1"/>
      <text:p text:style-name="P1"><text:span text:style-name="T5">C</text:span><text:span text:style-name="T4">hestertourist</text:span></text:p>
      <text:p text:style-name="P5"/>
      <text:p text:style-name="P6">¿Qué producto o servicio ofrecen?</text:p>
      <text:p text:style-name="P6"/>
      <text:p text:style-name="P23">La pagina ofrece información para turista como hoteles para reserva en Inglaterra, actividades en la localidad, lugares que visitar, aparcamiento para tener mas fácil el encontrá si vas con vehículo. Todas las opciones que necesita un turista para poder realizar su actividad con la mayor comodidad posible.</text:p>
      <text:p text:style-name="P6"/>
      <text:p text:style-name="P1"/>
      <text:p text:style-name="P1"/>
      <text:p text:style-name="P6">¿Tienen un buen diseño?</text:p>
      <text:p text:style-name="P6"/>
      <text:p text:style-name="P24">No porque como esta hecho no es agradable para el usuario, el menú se podría hacer como una cabecera para que la navegación sea mas intuitiva y poner lo importante en la parte de arriba y la demás información ponerla abajo y de otra forma, en tema de estructura sigue un formato pero al entra las diferentes opciones no esta bien puesto los diferentes elementos que esta compuesto la pagina.</text:p>
      <text:p text:style-name="P7"/>
      <text:p text:style-name="P1"><text:soft-page-break/></text:p>
      <text:p text:style-name="P1"/>
      <text:p text:style-name="P1"/>
      <text:p text:style-name="P1"><text:span text:style-name="T2">Enlace de la pagina:</text:span> <text:s text:c="2"/><text:a xlink:type="simple" xlink:href="http://www.chestertourist.com/morehotels.htm" text:style-name="Internet_20_link" text:visited-style-name="Visited_20_Internet_20_Link">http://www.chestertourist.com/morehotels.htm</text:a></text:p>
      <text:p text:style-name="P1"/>
      <text:p text:style-name="P1"/>
      <text:p text:style-name="P1"/>
      <text:p text:style-name="P1"/>
      <text:p text:style-name="P5"><text:span text:style-name="T6">D</text:span>okimos</text:p>
      <text:p text:style-name="P1"/>
      <text:p text:style-name="P6"><text:s/>¿Qué producto o servicio ofrecen?</text:p>
      <text:p text:style-name="P1"/>
      <text:p text:style-name="P14">Vende el servicio de dominio</text:p>
      <text:p text:style-name="P1"/>
      <text:p text:style-name="P1"/>
      <text:p text:style-name="P6">¿Tienen un buen diseño?</text:p>
      <text:p text:style-name="P1"/>
      <text:p text:style-name="P15">Si, tiene muy buena estructura la pagina, esta bien organizado la información, no es confuso el navegar en ella, los colores son agradable para el usuario, lo único malo que se podía decir es que para poder ir para atrás en la pagina no tiene esa posible navegación con algún registro de por donde vas yendo</text:p>
      <text:p text:style-name="P1"/>
      <text:p text:style-name="P1"/>
      <text:p text:style-name="P1"/>
      <text:p text:style-name="P1"><text:span text:style-name="T12">Enlace de la pagina: </text:span><text:a xlink:type="simple" xlink:href="https://www.dokimos.org/lander" text:style-name="Internet_20_link" text:visited-style-name="Visited_20_Internet_20_Link">https://www.dokimos.org/lander</text:a></text:p>
      <text:p text:style-name="P1"/>
      <text:p text:style-name="P1"/>
      <text:p text:style-name="P1"/>
      <text:p text:style-name="P1"/>
      <text:p text:style-name="P1"/>
      <text:p text:style-name="P1"/>
      <text:p text:style-name="P5"><text:span text:style-name="T7">H</text:span>rodc</text:p>
      <text:p text:style-name="P1"/>
      <text:p text:style-name="P6"><text:s/>¿Qué producto o servicio ofrecen?</text:p>
      <text:p text:style-name="P1"/>
      <text:p text:style-name="P13">Programas de diploma de posgrado y certificado de posgrado</text:p>
      <text:p text:style-name="P1"/>
      <text:p text:style-name="P1"/>
      <text:p text:style-name="P6">¿Tienen un buen diseño?</text:p>
      <text:p text:style-name="P1"/>
      <text:p text:style-name="P16">No, porque es confuso al navegar en la pagina, <text:span text:style-name="T8">la pagina no sigue la estructura establecidas de las paginas ademas como esta colocado la información no sabes cuanto vale su servicio</text:span></text:p>
      <text:p text:style-name="P1"/>
      <text:p text:style-name="P1"><text:span text:style-name="T2">Enlace de la pagina:</text:span> <text:a xlink:type="simple" xlink:href="https://www.hrodc.com/" text:style-name="Internet_20_link" text:visited-style-name="Visited_20_Internet_20_Link">https://www.hrodc.com/</text:a></text:p>
      <text:p text:style-name="P1"/>
      <text:p text:style-name="P1"><text:soft-page-break/></text:p>
      <text:p text:style-name="P1"/>
      <text:p text:style-name="P5"><text:span text:style-name="T8">Z</text:span>ombo</text:p>
      <text:p text:style-name="P1"/>
      <text:p text:style-name="P1"><text:s/><text:span text:style-name="T4">¿Qué producto o servicio ofrecen?</text:span></text:p>
      <text:p text:style-name="P1"/>
      <text:p text:style-name="P17">No ofrece ningún servicio ni producto</text:p>
      <text:p text:style-name="P10"/>
      <text:p text:style-name="P6">¿Tienen un buen diseño?</text:p>
      <text:p text:style-name="P1"/>
      <text:p text:style-name="P17">No, porque es solo <text:span text:style-name="T9">una imagen <text:s/>y un audio</text:span></text:p>
      <text:p text:style-name="P1"/>
      <text:p text:style-name="P1"/>
      <text:p text:style-name="P1"/>
      <text:p text:style-name="P1"><text:span text:style-name="T12">Enlace de la pagina: </text:span><text:a xlink:type="simple" xlink:href="https://www.zombo.com/" text:style-name="Internet_20_link" text:visited-style-name="Visited_20_Internet_20_Link">https://www.zombo.com/</text:a><text:line-break/></text:p>
      <text:p text:style-name="P1"/>
      <text:p text:style-name="P1"/>
      <text:p text:style-name="P1"/>
      <text:p text:style-name="P1"/>
      <text:p text:style-name="P5"><text:span text:style-name="T9">J</text:span>odi</text:p>
      <text:p text:style-name="P1"/>
      <text:p text:style-name="P6"><text:s/>¿Qué producto o servicio ofrecen?</text:p>
      <text:p text:style-name="P1"/>
      <text:p text:style-name="P18">No queda claro que ofrece la pagina</text:p>
      <text:p text:style-name="P1"/>
      <text:p text:style-name="P1"/>
      <text:p text:style-name="P6">¿Tienen un buen diseño?</text:p>
      <text:p text:style-name="P1"/>
      <text:p text:style-name="P19">No, es un caos navegar por la pagina, esta mal estructurado, mal la selección de colores. </text:p>
      <text:p text:style-name="P1"/>
      <text:p text:style-name="P1"><text:span text:style-name="T12">Enlace de la pagina:</text:span><text:span text:style-name="T14"> </text:span><text:a xlink:type="simple" xlink:href="http://wwwwwwwww.jodi.org/100cc/index.html" text:style-name="Internet_20_link" text:visited-style-name="Visited_20_Internet_20_Link">http://wwwwwwwww.jodi.org/100cc/index.html</text:a></text:p>
      <text:p text:style-name="P1"/>
      <text:p text:style-name="P1"/>
      <text:p text:style-name="P1"/>
      <text:p text:style-name="P1"/>
      <text:p text:style-name="P11"><text:span text:style-name="T10">N</text:span>vidia</text:p>
      <text:p text:style-name="P1"/>
      <text:p text:style-name="P6"><text:s/>¿Qué producto o servicio ofrecen?</text:p>
      <text:p text:style-name="P1"/>
      <text:p text:style-name="P22">Venta de hardware <text:s/>y software </text:p>
      <text:p text:style-name="P1"/>
      <text:p text:style-name="P1"/>
      <text:p text:style-name="P6">¿Tienen un buen diseño?</text:p>
      <text:p text:style-name="P1"/>
      <text:p text:style-name="P20"><text:soft-page-break/>Si, muy intuitivo la pagina, bien estructurado, es fácil navegar por ella, la selección de colores <text:span text:style-name="T10">muy acorde, como están colocado las imagen buen tamaño <text:s/>y buen lugar</text:span></text:p>
      <text:p text:style-name="P1"/>
      <text:p text:style-name="P1"/>
      <text:p text:style-name="P1"/>
      <text:p text:style-name="P1"><text:span text:style-name="T12">Enlace de la pagina: </text:span><text:a xlink:type="simple" xlink:href="https://www.nvidia.com/es-es/" text:style-name="Internet_20_link" text:visited-style-name="Visited_20_Internet_20_Link">https://www.nvidia.com/es-es/</text:a></text:p>
      <text:p text:style-name="P1"/>
      <text:p text:style-name="P1"/>
      <text:p text:style-name="P1"/>
      <text:p text:style-name="P1"/>
      <text:p text:style-name="P1"/>
      <text:p text:style-name="P1"/>
      <text:p text:style-name="P4"/>
      <text:p text:style-name="P4"/>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7T17:54:13.914306248</meta:creation-date>
    <dc:date>2024-09-19T20:03:58.323658466</dc:date>
    <meta:editing-duration>PT43M22S</meta:editing-duration>
    <meta:editing-cycles>5</meta:editing-cycles>
    <meta:generator>LibreOffice/7.3.7.2$Linux_X86_64 LibreOffice_project/30$Build-2</meta:generator>
    <meta:document-statistic meta:table-count="0" meta:image-count="0" meta:object-count="0" meta:page-count="5" meta:paragraph-count="45" meta:word-count="538" meta:character-count="3266" meta:non-whitespace-character-count="2755"/>
  </office:meta>
</office:document-meta>
</file>